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" svg:font-family="Verdana" style:font-family-generic="swiss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3.891cm"/>
    </style:style>
    <style:style style:name="co11" style:family="table-column">
      <style:table-column-properties fo:break-before="auto" style:column-width="9.432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1.859cm"/>
    </style:style>
    <style:style style:name="co14" style:family="table-column">
      <style:table-column-properties fo:break-before="auto" style:column-width="1.221cm"/>
    </style:style>
    <style:style style:name="co16" style:family="table-column">
      <style:table-column-properties fo:break-before="auto" style:column-width="2.29cm"/>
    </style:style>
    <style:style style:name="co17" style:family="table-column">
      <style:table-column-properties fo:break-before="auto" style:column-width="1.755cm"/>
    </style:style>
    <style:style style:name="co18" style:family="table-column">
      <style:table-column-properties fo:break-before="auto" style:column-width="10.617cm"/>
    </style:style>
    <style:style style:name="co20" style:family="table-column">
      <style:table-column-properties fo:break-before="auto" style:column-width="3.348cm"/>
    </style:style>
    <style:style style:name="co19" style:family="table-column">
      <style:table-column-properties fo:break-before="auto" style:column-width="3.36cm"/>
    </style:style>
    <style:style style:name="co25" style:family="table-column">
      <style:table-column-properties fo:break-before="auto" style:column-width="15.797cm"/>
    </style:style>
    <style:style style:name="co24" style:family="table-column">
      <style:table-column-properties fo:break-before="auto" style:column-width="14.076cm"/>
    </style:style>
    <style:style style:name="co26" style:family="table-column">
      <style:table-column-properties fo:break-before="auto" style:column-width="11.748cm"/>
    </style:style>
    <style:style style:name="co15" style:family="table-column">
      <style:table-column-properties fo:break-before="auto" style:column-width="2.461cm"/>
    </style:style>
    <style:style style:name="co21" style:family="table-column">
      <style:table-column-properties fo:break-before="auto" style:column-width="3.175cm"/>
    </style:style>
    <style:style style:name="co29" style:family="table-column">
      <style:table-column-properties fo:break-before="auto" style:column-width="26.943cm"/>
    </style:style>
    <style:style style:name="co30" style:family="table-column">
      <style:table-column-properties fo:break-before="auto" style:column-width="14.515cm"/>
    </style:style>
    <style:style style:name="ro2" style:family="table-row">
      <style:table-row-properties style:row-height="0.995cm" fo:break-before="auto" style:use-optimal-row-height="true"/>
    </style:style>
    <style:style style:name="ro32" style:family="table-row">
      <style:table-row-properties style:row-height="1.469cm" fo:break-before="auto" style:use-optimal-row-height="true"/>
    </style:style>
    <style:style style:name="ro10" style:family="table-row">
      <style:table-row-properties style:row-height="0.519cm" fo:break-before="auto" style:use-optimal-row-height="true"/>
    </style:style>
    <style:style style:name="ro22" style:family="table-row">
      <style:table-row-properties style:row-height="2.418cm" fo:break-before="auto" style:use-optimal-row-height="true"/>
    </style:style>
    <style:style style:name="ro24" style:family="table-row">
      <style:table-row-properties style:row-height="2.32cm" fo:break-before="auto" style:use-optimal-row-height="false"/>
    </style:style>
    <style:style style:name="ro25" style:family="table-row">
      <style:table-row-properties style:row-height="1.901cm" fo:break-before="auto" style:use-optimal-row-height="false"/>
    </style:style>
    <style:style style:name="ro16" style:family="table-row">
      <style:table-row-properties style:row-height="1.944cm" fo:break-before="auto" style:use-optimal-row-height="true"/>
    </style:style>
    <style:style style:name="ro8" style:family="table-row">
      <style:table-row-properties style:row-height="0.455cm" fo:break-before="auto" style:use-optimal-row-height="true"/>
    </style:style>
    <style:style style:name="ro11" style:family="table-row">
      <style:table-row-properties style:row-height="0.455cm" fo:break-before="auto" style:use-optimal-row-height="true"/>
    </style:style>
    <style:style style:name="ro12" style:family="table-row">
      <style:table-row-properties style:row-height="0.519cm" fo:break-before="auto" style:use-optimal-row-height="true"/>
    </style:style>
    <style:style style:name="ro13" style:family="table-row">
      <style:table-row-properties style:row-height="0.536cm" fo:break-before="auto" style:use-optimal-row-height="true"/>
    </style:style>
    <style:style style:name="ro14" style:family="table-row">
      <style:table-row-properties style:row-height="3.392cm" fo:break-before="auto" style:use-optimal-row-height="true"/>
    </style:style>
    <style:style style:name="ro15" style:family="table-row">
      <style:table-row-properties style:row-height="1.949cm" fo:break-before="auto" style:use-optimal-row-height="true"/>
    </style:style>
    <style:style style:name="ro17" style:family="table-row">
      <style:table-row-properties style:row-height="1.01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color="#000000" style:font-name="Verdana3" fo:font-size="11pt" fo:font-weight="normal" style:font-size-asian="11pt" style:font-weight-asian="normal" style:font-size-complex="11pt" style:font-weight-complex="normal"/>
    </style:style>
    <style:style style:name="ce3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3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38" style:family="table-cell" style:parent-style-name="Default" style:data-style-name="N0">
      <style:table-cell-properties style:vertical-align="top"/>
    </style:style>
    <style:style style:name="ce3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/>
    </style:style>
    <style:style style:name="ce40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3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4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3" fo:font-size="11pt" style:font-size-asian="11pt" style:font-size-complex="11pt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3" fo:font-size="11pt" style:font-size-asian="11pt" style:font-size-complex="11pt"/>
    </style:style>
    <style:style style:name="ce8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3" fo:font-size="11pt" style:font-size-asian="11pt" style:font-size-complex="11pt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3" fo:font-size="11pt" fo:font-weight="normal" style:font-size-asian="11pt" style:font-weight-asian="normal" style:font-size-complex="11pt" style:font-weight-complex="normal"/>
    </style:style>
    <style:style style:name="ce15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20" style:family="table-cell" style:parent-style-name="Default" style:data-style-name="N0">
      <style:table-cell-properties style:vertical-align="top"/>
      <style:text-properties style:font-name="Verdana1" fo:font-size="10pt" style:font-name-asian="Verdana1" style:font-size-asian="10pt" style:font-name-complex="Verdana1" style:font-size-complex="10pt"/>
    </style:style>
    <style:style style:name="ce21" style:family="table-cell" style:parent-style-name="Default" style:data-style-name="N0">
      <style:text-properties style:font-name="Verdana1" fo:font-size="10pt" style:font-name-asian="Verdana1" style:font-size-asian="10pt" style:font-name-complex="Verdana1" style:font-size-complex="10pt"/>
    </style:style>
    <style:style style:name="ce22" style:family="table-cell" style:parent-style-name="Default">
      <style:text-properties style:use-window-font-color="true" fo:language="en" fo:country="US" style:language-asian="en" style:country-asian="US" style:font-size-complex="6.25pt" style:language-complex="en" style:country-complex="US"/>
    </style:style>
    <style:style style:name="ce25" style:family="table-cell" style:parent-style-name="Default" style:data-style-name="N0">
      <style:table-cell-properties fo:wrap-option="wrap"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27" style:family="table-cell" style:parent-style-name="Default" style:data-style-name="N0">
      <style:table-cell-properties fo:wrap-option="wrap" style:vertical-align="top"/>
      <style:text-properties style:font-name="Verdana1" fo:font-size="10pt" style:font-name-asian="Verdana1" style:font-size-asian="10pt" style:font-name-complex="Verdana1" style:font-size-complex="10pt"/>
    </style:style>
    <style:style style:name="ce28" style:family="table-cell" style:parent-style-name="Default" style:data-style-name="N0">
      <style:table-cell-properties fo:wrap-option="wrap" style:vertical-align="automatic"/>
      <style:text-properties style:font-name="Verdana1" fo:font-size="10pt" style:font-name-asian="Verdana1" style:font-size-asian="10pt" style:font-name-complex="Verdana1" style:font-size-complex="10pt"/>
    </style:style>
    <style:style style:name="ce29" style:family="table-cell" style:parent-style-name="Default">
      <style:table-cell-properties fo:wrap-option="wrap"/>
      <style:text-properties style:font-name="Verdana3"/>
    </style:style>
    <style:style style:name="ce49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0">
      <style:text-properties fo:color="#c41a16"/>
    </style:style>
    <style:style style:name="ce34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font-name="Verdana2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Verdana2" style:language-asian="en" style:country-asian="US" style:font-style-asian="normal" style:font-weight-asian="normal" style:font-name-complex="Verdan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fo:wrap-option="wrap"/>
      <style:text-properties style:font-name="Verdana3"/>
    </style:style>
    <style:style style:name="ce43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3" fo:font-size="11pt" style:font-size-asian="11pt" style:font-size-complex="11pt"/>
    </style:style>
    <style:style style:name="ce44" style:family="table-cell" style:parent-style-name="Default" style:data-style-name="N0">
      <style:table-cell-properties fo:wrap-option="wrap" style:vertical-align="top"/>
      <style:text-properties fo:color="#008000" fo:font-size="12pt" style:font-size-asian="12pt" style:font-size-complex="12pt"/>
    </style:style>
    <style:style style:name="T1" style:family="text">
      <style:text-properties style:text-outline="false" style:text-line-through-style="none" style:font-name="Verdana3" fo:font-size="11pt" fo:font-style="normal" fo:text-shadow="none" style:text-underline-style="none" fo:font-weight="normal" style:font-name-asian="Verdana3" style:font-size-asian="11pt" style:font-style-asian="normal" style:font-weight-asian="normal" style:font-name-complex="Verdana3" style:font-size-complex="6.30000019073486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Verdana2" fo:font-size="11pt" fo:font-style="normal" fo:text-shadow="none" style:text-underline-style="none" fo:font-weight="normal" style:font-name-asian="Verdana2" style:font-size-asian="11pt" style:font-style-asian="normal" style:font-weight-asian="normal" style:font-name-complex="Verdana2" style:font-size-complex="6.30000019073486pt" style:font-style-complex="normal" style:font-weight-complex="normal" style:text-emphasize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2" table:number-columns-repeated="1012" table:default-cell-style-name="Default"/>
        <table:table-row table:style-name="ro2">
          <table:table-cell table:style-name="ce32" office:value-type="string">
            <text:p>RuleID</text:p>
          </table:table-cell>
          <table:table-cell table:style-name="ce32" office:value-type="string">
            <text:p>rulenote</text:p>
          </table:table-cell>
          <table:table-cell table:style-name="ce32" office:value-type="string">
            <text:p>target</text:p>
          </table:table-cell>
          <table:table-cell table:style-name="ce32" office:value-type="string">
            <text:p>errorlevel</text:p>
          </table:table-cell>
          <table:table-cell table:style-name="ce32" office:value-type="string">
            <text:p>source</text:p>
          </table:table-cell>
          <table:table-cell table:style-name="ce32" office:value-type="string">
            <text:p>type</text:p>
          </table:table-cell>
          <table:table-cell table:style-name="ce32" office:value-type="string">
            <text:p>status</text:p>
          </table:table-cell>
          <table:table-cell table:style-name="ce40" office:value-type="string">
            <text:p>comment</text:p>
          </table:table-cell>
          <table:table-cell table:style-name="ce32" office:value-type="string">
            <text:p>resolution</text:p>
          </table:table-cell>
          <table:table-cell table:style-name="ce32" table:number-columns-repeated="1008"/>
          <table:table-cell table:style-name="ce42" table:number-columns-repeated="4"/>
          <table:table-cell table:number-columns-repeated="2"/>
        </table:table-row>
        <table:table-row table:style-name="ro32">
          <table:table-cell table:style-name="ce7" office:value-type="string">
            <text:p>BII2-T10-R025</text:p>
          </table:table-cell>
          <table:table-cell table:style-name="ce8" office:value-type="string">
            <text:p>Each document level allowance or charge details MUST have an allowance and charge reason text</text:p>
          </table:table-cell>
          <table:table-cell table:style-name="ce7" office:value-type="string">
            <text:p>Allowance Charg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7</text:p>
          </table:table-cell>
          <table:table-cell table:style-name="ce7" office:value-type="string">
            <text:p>allowance and charge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43</text:p>
          </table:table-cell>
          <table:table-cell table:style-name="ce9" office:value-type="string">
            <text:p>Document level allowances and charges details MUST have allowance and charge VAT category if the invoice has a VAT total amount</text:p>
          </table:table-cell>
          <table:table-cell table:style-name="ce7" office:value-type="string">
            <text:p>Allowance Charg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7</text:p>
          </table:table-cell>
          <table:table-cell table:style-name="ce7" office:value-type="string">
            <text:p>allowance and charge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01</text:p>
          </table:table-cell>
          <table:table-cell table:style-name="ce7" office:value-type="string">
            <text:p>An invoice MUST have a customization identifier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00-002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02</text:p>
          </table:table-cell>
          <table:table-cell table:style-name="ce7" office:value-type="string">
            <text:p>An invoice MUST have a business profile identifier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00-001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03</text:p>
          </table:table-cell>
          <table:table-cell table:style-name="ce7" office:value-type="string">
            <text:p>An invoice MUST have an invoice identifier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04</text:p>
          </table:table-cell>
          <table:table-cell table:style-name="ce7" office:value-type="string">
            <text:p>An invoice MUST have an invoice issue date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05</text:p>
          </table:table-cell>
          <table:table-cell table:style-name="ce7" office:value-type="string">
            <text:p>An invoice MUST specify the currency code for the document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8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06</text:p>
          </table:table-cell>
          <table:table-cell table:style-name="ce7" office:value-type="string">
            <text:p>An invoice MUST have a seller name and/or a seller identifier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05</text:p>
            <text:p>tbr10-024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08</text:p>
          </table:table-cell>
          <table:table-cell table:style-name="ce7" office:value-type="string">
            <text:p>An invoice MUST have a buyer name and/or a buyer identifier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05</text:p>
            <text:p>tbr10-024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0</text:p>
          </table:table-cell>
          <table:table-cell table:style-name="ce7" office:value-type="string">
            <text:p>An invoice MUST have the sum of line amounts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1</text:p>
          </table:table-cell>
          <table:table-cell table:style-name="ce7" office:value-type="string">
            <text:p>An invoice MUST have the invoice total without VAT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2</text:p>
          </table:table-cell>
          <table:table-cell table:style-name="ce7" office:value-type="string">
            <text:p>An invoice MUST have the invoice total with VAT (value of purchase)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  <text:p>tbr10-026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3</text:p>
          </table:table-cell>
          <table:table-cell table:style-name="ce7" office:value-type="string">
            <text:p>An invoice MUST have the amount due for payment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  <text:p>tbr10-026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4</text:p>
          </table:table-cell>
          <table:table-cell table:style-name="ce7" office:value-type="string">
            <text:p>An invoice MUST have at least one invoice line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5</text:p>
          </table:table-cell>
          <table:table-cell table:style-name="ce8" office:value-type="string">
            <text:p>An invoice MUST specify the VAT total amount, if there are VAT line amounts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26</text:p>
          </table:table-cell>
          <table:table-cell table:style-name="ce8" office:value-type="string">
            <text:p>An invoice MUST contain VAT category details unless VAT total amount is omitted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38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38" office:value-type="string">
            <text:p>2ok</text:p>
          </table:table-cell>
          <table:table-cell table:style-name="ce41"/>
          <table:table-cell table:style-name="ce38" table:number-columns-repeated="247"/>
          <table:table-cell table:style-name="ce10" table:number-columns-repeated="766"/>
        </table:table-row>
        <table:table-row table:style-name="ro10">
          <table:table-cell table:style-name="ce7" office:value-type="string">
            <text:p>BII2-T10-R035</text:p>
          </table:table-cell>
          <table:table-cell table:style-name="ce7" office:value-type="string">
            <text:p>Invoice total with VAT MUST NOT be negative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4</text:p>
          </table:table-cell>
          <table:table-cell table:style-name="ce7" office:value-type="string">
            <text:p>total rules</text:p>
          </table:table-cell>
          <table:table-cell table:style-name="ce7" office:value-type="string">
            <text:p>fac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37</text:p>
          </table:table-cell>
          <table:table-cell table:style-name="ce7" office:value-type="string">
            <text:p>Amount due for payment in an invoice MUST NOT be negative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4</text:p>
          </table:table-cell>
          <table:table-cell table:style-name="ce7" office:value-type="string">
            <text:p>total rules</text:p>
          </table:table-cell>
          <table:table-cell table:style-name="ce7" office:value-type="string">
            <text:p>fac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44</text:p>
          </table:table-cell>
          <table:table-cell table:style-name="ce8" office:value-type="string">
            <text:p>A seller VAT identifier MUST be provided if the invoice has a VAT total amount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47</text:p>
          </table:table-cell>
          <table:table-cell table:style-name="ce7" office:value-type="string">
            <text:p>A buyer VAT identifier MUST be present if the VAT category code is reverse VAT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9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48</text:p>
          </table:table-cell>
          <table:table-cell table:style-name="ce7" office:value-type="string">
            <text:p>An invoice with a VAT category code of reverse charge MUST NOT contain other VAT categories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9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49</text:p>
          </table:table-cell>
          <table:table-cell table:style-name="ce7" office:value-type="string">
            <text:p>The invoice total without VAT MUST be equal to the VAT category taxable amount if the VAT category code is reverse charge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9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2">
          <table:table-cell table:style-name="ce7" office:value-type="string">
            <text:p>BII2-T10-R050</text:p>
          </table:table-cell>
          <table:table-cell table:style-name="ce7" office:value-type="string">
            <text:p>The VAT category tax amount MUST be zero <text:s/>if the VAT category code is reverse charge (since there is only one VAT category allowed it follows that the invoice tax total for reverse charge invoices is zero)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9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7</text:p>
          </table:table-cell>
          <table:table-cell table:style-name="ce7" office:value-type="string">
            <text:p>Each invoice line MUST have an invoice line identifier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02</text:p>
          </table:table-cell>
          <table:table-cell table:style-name="ce39" office:value-type="string">
            <text:p>invoice line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8</text:p>
          </table:table-cell>
          <table:table-cell table:style-name="ce7" office:value-type="string">
            <text:p>Each invoice line MUST have an invoiced quantity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39" office:value-type="string">
            <text:p>invoice line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9</text:p>
          </table:table-cell>
          <table:table-cell table:style-name="ce7" office:value-type="string">
            <text:p>Each invoice line MUST have a quantity unit of measure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39" office:value-type="string">
            <text:p>invoice line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20</text:p>
          </table:table-cell>
          <table:table-cell table:style-name="ce7" office:value-type="string">
            <text:p>Each invoice line MUST have an invoice line net amount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39" office:value-type="string">
            <text:p>invoice line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4">
          <table:table-cell table:style-name="ce7" office:value-type="string">
            <text:p>BII2-T10-R021</text:p>
          </table:table-cell>
          <table:table-cell table:style-name="ce8" office:value-type="string">
            <text:p>Each invoice line MUST have an invoice line item name and/or the invoice line item identifier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06</text:p>
            <text:p>tbr10-024</text:p>
          </table:table-cell>
          <table:table-cell table:style-name="ce39" office:value-type="string">
            <text:p>invoice line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5">
          <table:table-cell table:style-name="ce7" office:value-type="string">
            <text:p>BII2-T10-R032</text:p>
          </table:table-cell>
          <table:table-cell table:style-name="ce8" office:value-type="string">
            <text:p>A scheme identifier for the invoice line item registered identifier MUST be provided if invoice line item registered identifiers are used to identify a product.(e.g. GTIN)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05</text:p>
            <text:p>tbr10-006</text:p>
          </table:table-cell>
          <table:table-cell table:style-name="ce39" office:value-type="string">
            <text:p>line rules</text:p>
          </table:table-cell>
          <table:table-cell table:style-name="ce7" office:value-type="string">
            <text:p>fac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2">
          <table:table-cell table:style-name="ce7" office:value-type="string">
            <text:p>BII2-T10-R033</text:p>
          </table:table-cell>
          <table:table-cell table:style-name="ce8" office:value-type="string">
            <text:p>A scheme identifier for a invoice line item commodity classification MUST be provided if invoice line item commodity classification are used to classify an invoice line item (e.g. CPV or UNSPSC)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2</text:p>
          </table:table-cell>
          <table:table-cell table:style-name="ce39" office:value-type="string">
            <text:p>line rules</text:p>
          </table:table-cell>
          <table:table-cell table:style-name="ce7" office:value-type="string">
            <text:p>fac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34</text:p>
          </table:table-cell>
          <table:table-cell table:style-name="ce7" office:value-type="string">
            <text:p>Invoice line item net price MUST NOT be negative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4</text:p>
          </table:table-cell>
          <table:table-cell table:style-name="ce39" office:value-type="string">
            <text:p>line rules</text:p>
          </table:table-cell>
          <table:table-cell table:style-name="ce7" office:value-type="string">
            <text:p>fac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46</text:p>
          </table:table-cell>
          <table:table-cell table:style-name="ce7" office:value-type="string">
            <text:p>Each invoice line MUST be categorized with the invoice line VAT category if the invoice has a VAT total amount 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/>
          <table:table-cell/>
          <table:table-cell table:style-name="ce7" table:number-columns-repeated="1012"/>
        </table:table-row>
        <table:table-row table:style-name="ro16">
          <table:table-cell table:style-name="ce7" office:value-type="string">
            <text:p>BII2-T10-R023</text:p>
          </table:table-cell>
          <table:table-cell table:style-name="ce8" office:value-type="string">
            <text:p>Each invoice period information MUST have an invoice period start date</text:p>
          </table:table-cell>
          <table:table-cell table:style-name="ce7" office:value-type="string">
            <text:p>Invoice Period Information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39" office:value-type="string">
            <text:p>invoice period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16">
          <table:table-cell table:style-name="ce7" office:value-type="string">
            <text:p>BII2-T10-R024</text:p>
          </table:table-cell>
          <table:table-cell table:style-name="ce8" office:value-type="string">
            <text:p>Each invoice period information MUST have an invoice period end date</text:p>
          </table:table-cell>
          <table:table-cell table:style-name="ce7" office:value-type="string">
            <text:p>Invoice Period Information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39" office:value-type="string">
            <text:p>invoice period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16">
          <table:table-cell table:style-name="ce7" office:value-type="string">
            <text:p>BII2-T10-R031</text:p>
          </table:table-cell>
          <table:table-cell table:style-name="ce7" office:value-type="string">
            <text:p>An invoice period end date MUST be later or equal to an invoice period start date</text:p>
          </table:table-cell>
          <table:table-cell table:style-name="ce7" office:value-type="string">
            <text:p>Invoice Period Information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invoice period rules</text:p>
          </table:table-cell>
          <table:table-cell table:style-name="ce7" office:value-type="string">
            <text:p>fac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39</text:p>
          </table:table-cell>
          <table:table-cell table:style-name="ce7" office:value-type="string">
            <text:p>An account identifier MUST be present if payment means type is funds transfer</text:p>
          </table:table-cell>
          <table:table-cell table:style-name="ce7" office:value-type="string">
            <text:p>Payment Means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09</text:p>
          </table:table-cell>
          <table:table-cell table:style-name="ce7" office:value-type="string">
            <text:p>payment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16">
          <table:table-cell table:style-name="ce7" office:value-type="string">
            <text:p>BII2-T10-R040</text:p>
          </table:table-cell>
          <table:table-cell table:style-name="ce8" office:value-type="string">
            <text:p>A sellers financial institution identifier MUST be provided if the scheme of the account identifier is IBAN and the payment means is international bank transfer</text:p>
          </table:table-cell>
          <table:table-cell table:style-name="ce7" office:value-type="string">
            <text:p>Payment Means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30</text:p>
          </table:table-cell>
          <table:table-cell table:style-name="ce7" office:value-type="string">
            <text:p>payment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41</text:p>
          </table:table-cell>
          <table:table-cell table:style-name="ce7" office:value-type="string">
            <text:p>A payment means MUST specify the payment means type</text:p>
          </table:table-cell>
          <table:table-cell table:style-name="ce7" office:value-type="string">
            <text:p>Payment Means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09</text:p>
          </table:table-cell>
          <table:table-cell table:style-name="ce7" office:value-type="string">
            <text:p>payment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16">
          <table:table-cell table:style-name="ce7" office:value-type="string">
            <text:p>BII2-T10-R042</text:p>
          </table:table-cell>
          <table:table-cell table:style-name="ce8" office:value-type="string">
            <text:p>A sellers financial institution identifier scheme MUST be BIC if the scheme of the account identifier is IBAN and the payment means type is international account transfer </text:p>
          </table:table-cell>
          <table:table-cell table:style-name="ce7" office:value-type="string">
            <text:p>Payment Means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30</text:p>
          </table:table-cell>
          <table:table-cell table:style-name="ce7" office:value-type="string">
            <text:p>payment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51</text:p>
          </table:table-cell>
          <table:table-cell table:style-name="ce7" office:value-type="string">
            <text:p>Sum of line amounts MUST equal the invoice line net amounts</text:p>
          </table:table-cell>
          <table:table-cell table:style-name="ce7" office:value-type="string">
            <text:p>Total 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7" office:value-type="string">
            <text:p>total rules</text:p>
          </table:table-cell>
          <table:table-cell table:style-name="ce7" office:value-type="string">
            <text:p>calcula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16">
          <table:table-cell table:style-name="ce7" office:value-type="string">
            <text:p>BII2-T10-R052</text:p>
          </table:table-cell>
          <table:table-cell table:style-name="ce7" office:value-type="string">
            <text:p>An invoice total without VAT MUST equal the sum of line amounts plus the sum of charges on document level minus the sum of allowances on document level</text:p>
          </table:table-cell>
          <table:table-cell table:style-name="ce7" office:value-type="string">
            <text:p>Total 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7" office:value-type="string">
            <text:p>total rules</text:p>
          </table:table-cell>
          <table:table-cell table:style-name="ce7" office:value-type="string">
            <text:p>calcula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53</text:p>
          </table:table-cell>
          <table:table-cell table:style-name="ce7" office:value-type="string">
            <text:p>An invoice total with VAT MUST equal the invoice total without VAT plus the VAT total amount and the rounding of invoice total</text:p>
          </table:table-cell>
          <table:table-cell table:style-name="ce7" office:value-type="string">
            <text:p>Total 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36</text:p>
          </table:table-cell>
          <table:table-cell table:style-name="ce7" office:value-type="string">
            <text:p>total rules</text:p>
          </table:table-cell>
          <table:table-cell table:style-name="ce7" office:value-type="string">
            <text:p>calcula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54</text:p>
          </table:table-cell>
          <table:table-cell table:style-name="ce7" office:value-type="string">
            <text:p>The sum of allowances at document level MUST be equal to the sum of document level allowance amounts</text:p>
          </table:table-cell>
          <table:table-cell table:style-name="ce7" office:value-type="string">
            <text:p>Total 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7" office:value-type="string">
            <text:p>total rules</text:p>
          </table:table-cell>
          <table:table-cell table:style-name="ce7" office:value-type="string">
            <text:p>calcula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55</text:p>
          </table:table-cell>
          <table:table-cell table:style-name="ce7" office:value-type="string">
            <text:p>The sum of charges at document level MUST be equal to the sum of document level charge amounts</text:p>
          </table:table-cell>
          <table:table-cell table:style-name="ce7" office:value-type="string">
            <text:p>Total 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7" office:value-type="string">
            <text:p>total rules</text:p>
          </table:table-cell>
          <table:table-cell table:style-name="ce7" office:value-type="string">
            <text:p>calcula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56</text:p>
          </table:table-cell>
          <table:table-cell table:style-name="ce7" office:value-type="string">
            <text:p>Amount due for payment MUST be equal to the invoice total amount with VAT minus the paid amounts</text:p>
          </table:table-cell>
          <table:table-cell table:style-name="ce7" office:value-type="string">
            <text:p>Total 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7" office:value-type="string">
            <text:p>total rules</text:p>
          </table:table-cell>
          <table:table-cell table:style-name="ce7" office:value-type="string">
            <text:p>calcula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58</text:p>
          </table:table-cell>
          <table:table-cell table:style-name="ce8" office:value-type="string">
            <text:p>Invoice total without VAT MUST be equal to the sum of VAT category taxable amounts</text:p>
          </table:table-cell>
          <table:table-cell table:style-name="ce7" office:value-type="string">
            <text:p>Total 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calcula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27</text:p>
          </table:table-cell>
          <table:table-cell table:style-name="ce7" office:value-type="string">
            <text:p>Each VAT category details MUST have a VAT category taxable amount</text:p>
          </table:table-cell>
          <table:table-cell table:style-name="ce7" office:value-type="string">
            <text:p>VAT category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28</text:p>
          </table:table-cell>
          <table:table-cell table:style-name="ce7" office:value-type="string">
            <text:p>Each VAT category details MUST have a VAT category tax amount</text:p>
          </table:table-cell>
          <table:table-cell table:style-name="ce7" office:value-type="string">
            <text:p>VAT category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29</text:p>
          </table:table-cell>
          <table:table-cell table:style-name="ce7" office:value-type="string">
            <text:p>Every VAT category details MUST be defined through a VAT category code</text:p>
          </table:table-cell>
          <table:table-cell table:style-name="ce7" office:value-type="string">
            <text:p>VAT category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30</text:p>
          </table:table-cell>
          <table:table-cell table:style-name="ce8" office:value-type="string">
            <text:p>The VAT category percentage MUST be provided if the VAT category code is standard.</text:p>
          </table:table-cell>
          <table:table-cell table:style-name="ce7" office:value-type="string">
            <text:p>VAT category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45</text:p>
          </table:table-cell>
          <table:table-cell table:style-name="ce11" office:value-type="string">
            <text:p>A VAT exemption reason MUST be provided if the VAT category code is exempt or reverse charge.</text:p>
          </table:table-cell>
          <table:table-cell table:style-name="ce7" office:value-type="string">
            <text:p>VAT category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8" table:number-rows-repeated="17">
          <table:table-cell table:number-columns-repeated="1023"/>
        </table:table-row>
        <table:table-row table:style-name="ro8" table:number-rows-repeated="65454">
          <table:table-cell table:style-name="ce7" table:number-columns-repeated="1023"/>
        </table:table-row>
        <table:table-row table:style-name="ro8" table:number-rows-repeated="983052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UBL" table:style-name="ta1">
        <table:table-column table:style-name="co19" table:default-cell-style-name="Default"/>
        <table:table-column table:style-name="co3" table:default-cell-style-name="Default"/>
        <table:table-column table:style-name="co29" table:default-cell-style-name="ce37"/>
        <table:table-column table:style-name="co24" table:default-cell-style-name="Default"/>
        <table:table-column table:style-name="co30" table:default-cell-style-name="Default"/>
        <table:table-column table:style-name="co15" table:number-columns-repeated="1019" table:default-cell-style-name="Default"/>
        <table:table-row table:style-name="ro10">
          <table:table-cell table:style-name="ce19" office:value-type="string">
            <text:p>Source</text:p>
          </table:table-cell>
          <table:table-cell table:style-name="ce19" office:value-type="string">
            <text:p>Rule ID</text:p>
          </table:table-cell>
          <table:table-cell table:style-name="ce34" office:value-type="string">
            <text:p>Predicate</text:p>
          </table:table-cell>
          <table:table-cell table:style-name="ce25" office:value-type="string">
            <text:p>Prerequisite</text:p>
          </table:table-cell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01</text:p>
          </table:table-cell>
          <table:table-cell table:style-name="ce34" office:value-type="string">
            <text:p>(cbc:Customization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02</text:p>
          </table:table-cell>
          <table:table-cell table:style-name="ce34" office:value-type="string">
            <text:p>(cbc:Profile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03</text:p>
          </table:table-cell>
          <table:table-cell table:style-name="ce34" office:value-type="string">
            <text:p>(cbc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04</text:p>
          </table:table-cell>
          <table:table-cell table:style-name="ce34" office:value-type="string">
            <text:p>(cbc:IssueDat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05</text:p>
          </table:table-cell>
          <table:table-cell table:style-name="ce34" office:value-type="string">
            <text:p>(cbc:DocumentCurrencyCod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BII2-T10-R006</text:p>
          </table:table-cell>
          <table:table-cell table:style-name="ce34" office:value-type="string">
            <text:p>(cac:AccountingSupplierParty/cac:Party/cac:PartyName/cbc:Name) or (cac:AccountingSupplierParty/cac:Party/cac:PartyIdentification/cbc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BII2-T10-R008</text:p>
          </table:table-cell>
          <table:table-cell table:style-name="ce34" office:value-type="string">
            <text:p>(cac:AccountingCustomerParty/cac:Party/cac:PartyName/cbc:Name) or (cac:AccountingCustomerParty/cac:Party/cac:PartyIdentification/cbc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0</text:p>
          </table:table-cell>
          <table:table-cell table:style-name="ce35" office:value-type="string">
            <text:p>(cac:LegalMonetaryTotal/cbc:LineExtension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1</text:p>
          </table:table-cell>
          <table:table-cell table:style-name="ce35" office:value-type="string">
            <text:p>(cac:LegalMonetaryTotal/cbc:TaxExclusive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2</text:p>
          </table:table-cell>
          <table:table-cell table:style-name="ce35" office:value-type="string">
            <text:p>(cac:LegalMonetaryTotal/cbc:TaxInclusive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3</text:p>
          </table:table-cell>
          <table:table-cell table:style-name="ce35" office:value-type="string">
            <text:p>(cac:LegalMonetaryTotal/cbc:Payable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4</text:p>
          </table:table-cell>
          <table:table-cell table:style-name="ce34" office:value-type="string">
            <text:p>(cac:InvoiceLin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5</text:p>
          </table:table-cell>
          <table:table-cell table:style-name="ce35" office:value-type="string">
            <text:p>(cac:TaxTotal[cac:TaxSubtotal/cac:TaxCategory/cac:TaxScheme/cbc:ID = 'VAT']/cbc:TaxAmount) or not(cac:InvoiceLine/cac:TaxTotal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7</text:p>
          </table:table-cell>
          <table:table-cell table:style-name="ce34" office:value-type="string">
            <text:p>(cbc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8</text:p>
          </table:table-cell>
          <table:table-cell table:style-name="ce34" office:value-type="string">
            <text:p>(cbc:InvoicedQuantity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9</text:p>
          </table:table-cell>
          <table:table-cell table:style-name="ce34" office:value-type="string">
            <text:p>(cbc:InvoicedQuantity/@unitCod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0</text:p>
          </table:table-cell>
          <table:table-cell table:style-name="ce34" office:value-type="string">
            <text:p>cbc:LineExtensionAmount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1</text:p>
          </table:table-cell>
          <table:table-cell table:style-name="ce35" office:value-type="string">
            <text:p>(cac:Item/cbc:Name) or (cac:Item/cac:StandardItemIdentification/cbc:ID) or <text:s/>(cac:Item/cac:SellersItemIdentification/cbc:ID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3</text:p>
          </table:table-cell>
          <table:table-cell table:style-name="ce34" office:value-type="string">
            <text:p>(cbc:StartDate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4</text:p>
          </table:table-cell>
          <table:table-cell table:style-name="ce34" office:value-type="string">
            <text:p>(cbc:EndDate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5</text:p>
          </table:table-cell>
          <table:table-cell table:style-name="ce34" office:value-type="string">
            <text:p>(cbc:AllowanceChargeReason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6</text:p>
          </table:table-cell>
          <table:table-cell table:style-name="ce34" office:value-type="string">
            <text:p>(//cac:TaxScheme/cbc:ID = 'VAT') or not(/ubl:Invoice/cac:TaxTotal/cbc:TaxAmount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7</text:p>
          </table:table-cell>
          <table:table-cell table:style-name="ce35" office:value-type="string">
            <text:p>(cbc:Taxable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8</text:p>
          </table:table-cell>
          <table:table-cell table:style-name="ce35" office:value-type="string">
            <text:p>(cbc:Tax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9</text:p>
          </table:table-cell>
          <table:table-cell table:style-name="ce34" office:value-type="string">
            <text:p>(cac:TaxCategory/cbc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30</text:p>
          </table:table-cell>
          <table:table-cell table:style-name="ce34" office:value-type="string">
            <text:p>(cac:TaxCategory/cbc:Percent) or not(normalize-space(cac:TaxCategory/cbc:ID) = 'S'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31</text:p>
          </table:table-cell>
          <table:table-cell table:style-name="ce34" office:value-type="string">
            <text:p>(cbc:StartDate and cbc:EndDate) and (number(translate(cbc:StartDate,'-','')) &lt;= number(translate(cbc:EndDate,'-',''))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32</text:p>
          </table:table-cell>
          <table:table-cell table:style-name="ce34" office:value-type="string">
            <text:p>(cac:Item/cac:StandardItemIdentification/cbc:ID/@schemeID) or not(cac:Item/cac:StandardItemIdentification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33</text:p>
          </table:table-cell>
          <table:table-cell table:style-name="ce35" office:value-type="string">
            <text:p>(//cac:CommodityClassification/cbc:ItemClassificationCode/@listID) or not(//cac:CommodityClassification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34</text:p>
          </table:table-cell>
          <table:table-cell table:style-name="ce34" office:value-type="string">
            <text:p>(cac:Price/cbc:PriceAmount) &gt;= 0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35</text:p>
          </table:table-cell>
          <table:table-cell table:style-name="ce34" office:value-type="string">
            <text:p>(cac:LegalMonetaryTotal/cbc:TaxInclusiveAmount) &gt;= 0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37</text:p>
          </table:table-cell>
          <table:table-cell table:style-name="ce34" office:value-type="string">
            <text:p>(cac:LegalMonetaryTotal/cbc:PayableAmount) &gt;= 0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39</text:p>
          </table:table-cell>
          <table:table-cell table:style-name="ce34" office:value-type="string">
            <text:p>((normalize-space(cbc:PaymentMeansCode) = '31') and (cac:PayeeFinancialAccount/cbc:ID)) or (string(cbc:PaymentMeansCode) != '31'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32">
          <table:table-cell table:style-name="ce20" office:value-type="string">
            <text:p>T10</text:p>
          </table:table-cell>
          <table:table-cell table:style-name="ce7" office:value-type="string">
            <text:p>BII2-T10-R040</text:p>
          </table:table-cell>
          <table:table-cell table:style-name="ce34" office:value-type="string">
            <text:p>(cac:PayeeFinancialAccount/cbc:ID/@schemeID and (cac:PayeeFinancialAccount/cbc:ID/@schemeID = 'IBAN') and cac:PayeeFinancialAccount/cac:FinancialInstitutionBranch/cac:FinancialInstitution/cbc:ID) or (cac:PayeeFinancialAccount/cbc:ID/@schemeID != 'IBAN') or (not(cac:PayeeFinancialAccount/cbc:ID/@schemeID)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41</text:p>
          </table:table-cell>
          <table:table-cell table:style-name="ce34" office:value-type="string">
            <text:p>(cbc:PaymentMeansCod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BII2-T10-R042</text:p>
          </table:table-cell>
          <table:table-cell table:style-name="ce34" office:value-type="string">
            <text:p>(cac:PayeeFinancialAccount/cac:FinancialInstitutionBranch/cac:FinancialInstitution/cbc:ID/@schemeID='BIC') and (cac:PayeeFinancialAccount/cbc:ID/@schemeID = 'IBAN') or not(cac:PayeeFinancialAccount/cbc:ID/@schemeID = 'IBAN'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43</text:p>
          </table:table-cell>
          <table:table-cell table:style-name="ce34" office:value-type="string">
            <text:p>(/ubl:Invoice/cac:TaxTotal/*/*/*/cbc:ID = 'VAT') and (cac:TaxCategory/cbc:ID)</text:p>
          </table:table-cell>
          <table:table-cell table:style-name="ce9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44</text:p>
          </table:table-cell>
          <table:table-cell table:style-name="ce34" office:value-type="string">
            <text:p>(cac:AccountingSupplierParty/cac:Party/cac:PartyTaxScheme/cbc:CompanyID) or not(cac:TaxTotal/*/*/*/cbc:ID = 'VAT'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BII2-T10-R045</text:p>
          </table:table-cell>
          <table:table-cell table:style-name="ce34" office:value-type="string">
            <text:p>(cac:TaxCategory/cbc:TaxExemptionReason) or not ((normalize-space(cac:TaxCategory/cbc:ID)='E') or (normalize-space(cac:TaxCategory/cbc:ID)='AE'))</text:p>
          </table:table-cell>
          <table:table-cell table:style-name="ce11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46</text:p>
          </table:table-cell>
          <table:table-cell table:style-name="ce34" office:value-type="string">
            <text:p>(cac:Item/cac:ClassifiedTaxCategory/cbc:ID) or not(/ubl:Invoice/cac:TaxTotal/*/*/*/cbc:ID='VAT'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47</text:p>
          </table:table-cell>
          <table:table-cell table:style-name="ce34" office:value-type="string">
            <text:p>(cac:AccountingCustomerParty/cac:Party/cac:PartyTaxScheme/cbc:CompanyID) or not(cac:TaxTotal/*/*/cbc:ID = 'AE'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BII2-T10-R048</text:p>
          </table:table-cell>
          <table:table-cell table:style-name="ce34" office:value-type="string">
            <text:p>count(child::cac:TaxTotal/*/*/cbc:ID) = count(child::cac:TaxTotal/*/*/cbc:ID[. = 'AE']) or count(child::cac:TaxTotal/*/*/cbc:ID[. = 'AE']) = 0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BII2-T10-R049</text:p>
          </table:table-cell>
          <table:table-cell table:style-name="ce34" office:value-type="string">
            <text:p>(cac:TaxTotal[cac:TaxSubtotal/cac:TaxCategory/cbc:ID = 'AE']/cbc:TaxableAmount = (cac:LegalMonetaryTotal/cbc:TaxExclusiveAmount)) or <text:s/>not(cac:TaxTotal[cac:TaxSubtotal/cac:TaxCategory/cbc:ID = 'AE']/cbc:Taxable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BII2-T10-R050</text:p>
          </table:table-cell>
          <table:table-cell table:style-name="ce34" office:value-type="string">
            <text:p>(cac:TaxTotal[cac:TaxSubtotal/cac:TaxCategory/cbc:ID = 'AE']/cbc:TaxAmount = 0) or <text:s/>not(cac:TaxTotal[cac:TaxSubtotal/cac:TaxCategory/cbc:ID = 'AE']/cbc:Tax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3">
          <table:table-cell table:style-name="ce20" office:value-type="string">
            <text:p>T10</text:p>
          </table:table-cell>
          <table:table-cell table:style-name="ce7" office:value-type="string">
            <text:p>BII2-T10-R051</text:p>
          </table:table-cell>
          <table:table-cell table:style-name="ce34" office:value-type="string">
            <text:p>(xs:decimal(cbc:LineExtensionAmount)) = (round(sum(xs:decimal(//cac:InvoiceLine/cbc:LineExtensionAmount)) * 10 * 10) div 100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4">
          <table:table-cell table:style-name="ce20" office:value-type="string">
            <text:p>T10</text:p>
          </table:table-cell>
          <table:table-cell table:style-name="ce7" office:value-type="string">
            <text:p>BII2-T10-R052</text:p>
          </table:table-cell>
          <table:table-cell table:style-name="ce34" office:value-type="string">
            <text:p>((cbc:ChargeTotalAmount) and (cbc:AllowanceTotalAmount) and ((xs:decimal(cbc:TaxExclusiveAmount)) = round((xs:decimal(cbc:LineExtensionAmount) + xs:decimal(cbc:ChargeTotalAmount) – xs:decimal(cbc:AllowanceTotalAmount)) * 10 * 10) div 100 )) <text:s/>or (not(cbc:ChargeTotalAmount) and (cbc:AllowanceTotalAmount) and ((xs:decimal(cbc:TaxExclusiveAmount)) = round((xs:decimal(cbc:LineExtensionAmount) – xs:decimal(cbc:AllowanceTotalAmount)) * 10 * 10 ) div 100)) or ((cbc:ChargeTotalAmount) and not(cbc:AllowanceTotalAmount) and (xs:decimal(cbc:TaxExclusiveAmount)) = round((xs:decimal(cbc:LineExtensionAmount) + xs:decimal(cbc:ChargeTotalAmount)) * 10 * 10 ) div 100)) or (not(cbc:ChargeTotalAmount) and not(cbc:AllowanceTotalAmount) and ((cbc:TaxExclusiveAmount) = (cbc:LineExtensionAmount)))</text:p>
          </table:table-cell>
          <table:table-cell table:number-columns-repeated="2"/>
          <table:table-cell table:style-name="ce21" table:number-columns-repeated="1016"/>
          <table:table-cell table:number-columns-repeated="3"/>
        </table:table-row>
        <table:table-row table:style-name="ro15">
          <table:table-cell table:style-name="ce20" office:value-type="string">
            <text:p>T10</text:p>
          </table:table-cell>
          <table:table-cell table:style-name="ce7" office:value-type="string">
            <text:p>BII2-T10-R053</text:p>
          </table:table-cell>
          <table:table-cell table:style-name="ce34" office:value-type="string">
            <text:p>((cbc:PayableRoundingAmount) and ((xs:decimal(cbc:TaxInclusiveAmount)) = (round((xs:decimal(cbc:TaxExclusiveAmount) + (sum(xs:decimal(/ubl:Invoice/cac:TaxTotal/cbc:TaxAmount))) + xs:decimal(cbc:PayableRoundingAmount)) *10 * 10) div 100))) or (not(cbc:PayableRoundingAmount) and <text:s/>((xs:decimal(cbc:TaxInclusiveAmount)) = round((xs:decimal(cbc:TaxExclusiveAmount) + (sum(xs:decimal(/ubl:Invoice/cac:TaxTotal/cbc:TaxAmount)))) * 10 * 10) div 100))</text:p>
          </table:table-cell>
          <table:table-cell table:number-columns-repeated="2"/>
          <table:table-cell table:style-name="ce21" table:number-columns-repeated="1016"/>
          <table:table-cell table:number-columns-repeated="3"/>
        </table:table-row>
        <table:table-row table:style-name="ro32">
          <table:table-cell table:style-name="ce20" office:value-type="string">
            <text:p>T10</text:p>
          </table:table-cell>
          <table:table-cell table:style-name="ce7" office:value-type="string">
            <text:p>BII2-T10-R054</text:p>
          </table:table-cell>
          <table:table-cell table:style-name="ce34" office:value-type="string">
            <text:p>(xs:decimal(cbc:AllowanceTotalAmount)) = (round(sum(xs:decimal(/ubl:Invoice/cac:AllowanceCharge[cbc:ChargeIndicator="false"]/cbc:Amount)) * 10 * 10) div 100) or not(cbc:AllowanceTotal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32">
          <table:table-cell table:style-name="ce20" office:value-type="string">
            <text:p>T10</text:p>
          </table:table-cell>
          <table:table-cell table:style-name="ce7" office:value-type="string">
            <text:p>BII2-T10-R055</text:p>
          </table:table-cell>
          <table:table-cell table:style-name="ce34" office:value-type="string">
            <text:p>(xs:decimal(cbc:ChargeTotalAmount)) = (round(sum(xs:decimal(/ubl:Invoice/cac:AllowanceCharge[cbc:ChargeIndicator="true"]/cbc:Amount)) * 10 * 10) div 100) or not(cbc:ChargeTotal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7">
          <table:table-cell table:style-name="ce20" office:value-type="string">
            <text:p>T10</text:p>
          </table:table-cell>
          <table:table-cell table:style-name="ce7" office:value-type="string">
            <text:p>BII2-T10-R056</text:p>
          </table:table-cell>
          <table:table-cell table:style-name="ce36" office:value-type="string">
            <text:p>((cbc:PrepaidAmount) and ((xs:decimal(cbc:PayableAmount)) = (round((xs:decimal(cbc:TaxInclusiveAmount) – xs:decimal(cbc:PrepaidAmount)) * 10 * 10) div 100))) or (cbc:PayableAmount = cbc:TaxInclusiveAmount)</text:p>
          </table:table-cell>
          <table:table-cell table:style-name="ce44"/>
          <table:table-cell office:value-type="string">
            <text:p>Changed 20-3 </text:p>
          </table:table-cell>
          <table:table-cell table:style-name="ce21" table:number-columns-repeated="1016"/>
          <table:table-cell table:number-columns-repeated="3"/>
        </table:table-row>
        <table:table-row table:style-name="ro15">
          <table:table-cell table:style-name="ce20" office:value-type="string">
            <text:p>T10</text:p>
          </table:table-cell>
          <table:table-cell table:style-name="ce7" office:value-type="string">
            <text:p>BII2-T10-R058</text:p>
          </table:table-cell>
          <table:table-cell table:style-name="ce34" office:value-type="string">
            <text:p>((cac:TaxTotal[cac:TaxSubtotal/cac:TaxCategory/cac:TaxScheme/cbc:ID = 'VAT']/cbc:TaxAmount) and (round(sum(xs:decimal(cac:TaxTotal//cac:TaxSubtotal/cbc:TaxableAmount)) *10 * 10) div 100 = (xs:decimal(cac:LegalMonetaryTotal/cbc:TaxExclusiveAmount)))) or <text:s/>not((cac:TaxTotal[cac:TaxSubtotal/cac:TaxCategory/cac:TaxScheme/cbc:ID = 'VAT'])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Payment Means</text:p>
          </table:table-cell>
          <table:table-cell table:style-name="ce34" office:value-type="string">
            <text:p>//cac:PaymentMeans</text:p>
          </table:table-cell>
          <table:table-cell table:style-name="ce2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22" office:value-type="string">
            <text:p><text:span text:style-name="T1">VAT </text:span><text:span text:style-name="T2">category</text:span></text:p>
          </table:table-cell>
          <table:table-cell table:style-name="ce35" office:value-type="string">
            <text:p>//cac:TaxSubtotal[cac:TaxCategory/cac:TaxScheme/cbc:ID = 'VAT']</text:p>
          </table:table-cell>
          <table:table-cell table:style-name="ce2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office:value-type="string">
            <text:p>Invoice Line</text:p>
          </table:table-cell>
          <table:table-cell table:style-name="ce34" office:value-type="string">
            <text:p>//cac:InvoiceLine</text:p>
          </table:table-cell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Invoice Period Information</text:p>
          </table:table-cell>
          <table:table-cell table:style-name="ce34" office:value-type="string">
            <text:p>//cac:InvoicePeriod</text:p>
          </table:table-cell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Allowance Charge</text:p>
          </table:table-cell>
          <table:table-cell table:style-name="ce34" office:value-type="string">
            <text:p>/ubl:Invoice/cac:AllowanceCharge</text:p>
          </table:table-cell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office:value-type="string">
            <text:p>Invoice</text:p>
          </table:table-cell>
          <table:table-cell table:style-name="ce34" office:value-type="string">
            <text:p>/ubl:Invoice</text:p>
          </table:table-cell>
          <table:table-cell table:style-name="ce2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1" office:value-type="string">
            <text:p>T10</text:p>
          </table:table-cell>
          <table:table-cell table:style-name="ce7" office:value-type="string">
            <text:p>Total Invoice</text:p>
          </table:table-cell>
          <table:table-cell table:style-name="ce34" office:value-type="string">
            <text:p>//cac:LegalMonetaryTotal</text:p>
          </table:table-cell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8" table:number-rows-repeated="40">
          <table:table-cell table:style-name="ce21"/>
          <table:table-cell table:style-name="ce7"/>
          <table:table-cell/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8" table:number-rows-repeated="65412">
          <table:table-cell table:style-name="ce21"/>
          <table:table-cell table:style-name="ce7"/>
          <table:table-cell table:style-name="ce43"/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8" table:number-rows-repeated="11">
          <table:table-cell table:style-name="ce21"/>
          <table:table-cell table:number-columns-repeated="2"/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8" table:number-rows-repeated="98305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EFACT" table:style-name="ta2" table:print="false">
        <table:table-column table:style-name="co19" table:default-cell-style-name="Default"/>
        <table:table-column table:style-name="co3" table:default-cell-style-name="Default"/>
        <table:table-column table:style-name="co25" table:default-cell-style-name="ce29"/>
        <table:table-column table:style-name="co24" table:default-cell-style-name="Default"/>
        <table:table-column table:style-name="co26" table:default-cell-style-name="Default"/>
        <table:table-column table:style-name="co15" table:number-columns-repeated="1019" table:default-cell-style-name="Default"/>
        <table:table-row table:style-name="ro11">
          <table:table-cell table:style-name="ce19" office:value-type="string">
            <text:p>Source</text:p>
          </table:table-cell>
          <table:table-cell table:style-name="ce19" office:value-type="string">
            <text:p>Rule ID</text:p>
          </table:table-cell>
          <table:table-cell table:style-name="ce15" office:value-type="string">
            <text:p>Predicate</text:p>
          </table:table-cell>
          <table:table-cell table:style-name="ce25" office:value-type="string">
            <text:p>Prerequisite</text:p>
          </table:table-cell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01</text:p>
          </table:table-cell>
          <table:table-cell table:style-name="ce15" office:value-type="string">
            <text:p>(ram:CIExchangedDocumentContext/ram:GuidelineSpecifiedCIDocumentContextParameter/ram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02</text:p>
          </table:table-cell>
          <table:table-cell table:style-name="ce15" office:value-type="string">
            <text:p>(ram:CIExchangedDocumentContext/ram:BusinessProcessSpecifiedCIDocumentContextParameter/ram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03</text:p>
          </table:table-cell>
          <table:table-cell table:style-name="ce15" office:value-type="string">
            <text:p>(ram:CIIHExchangedDocument/ram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04</text:p>
          </table:table-cell>
          <table:table-cell table:style-name="ce15" office:value-type="string">
            <text:p>(ram:CIIHExchangedDocument/ram:IssueDateTim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05</text:p>
          </table:table-cell>
          <table:table-cell table:style-name="ce15" office:value-type="string">
            <text:p>(ram:CIIHSupplyChainTradeTransaction/ram:ApplicableCIIHSupplyChainTradeSettlement/ram:InvoiceCurrencyCod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06</text:p>
          </table:table-cell>
          <table:table-cell table:style-name="ce15" office:value-type="string">
            <text:p>(ram:CIIHSupplyChainTradeTransaction/ram:ApplicableCIIHSupplyChainTradeAgreement/ram:SellerCITradeParty/ram:Name) or (ram:CIIHSupplyChainTradeTransaction/ram:ApplicableCIIHSupplyChainTradeAgreement/ram:SellerCITradeParty/ram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08</text:p>
          </table:table-cell>
          <table:table-cell table:style-name="ce15" office:value-type="string">
            <text:p>(ram:CIIHSupplyChainTradeTransaction/ram:ApplicableCIIHSupplyChainTradeAgreement/ram:BuyerCITradeParty/ram:Name) or (ram:CIIHSupplyChainTradeTransaction/ram:ApplicableCIIHSupplyChainTradeAgreement/ram:BuyerCITradeParty/ram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0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LineTotal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1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TaxBasisTotal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2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GrandTotal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3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DuePayable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4</text:p>
          </table:table-cell>
          <table:table-cell table:style-name="ce15" office:value-type="string">
            <text:p>(//ram:IncludedCIILSupplyChainTradeLineItem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5</text:p>
          </table:table-cell>
          <table:table-cell table:style-name="ce15" office:value-type="string">
            <text:p>((//ram:SpecifiedCIILSupplyChainTradeSettlement/ram:ApplicableCITradeTax/ram:CalculatedAmount) and //ram:SpecifiedCIIHTradeSettlementMonetarySummation/ram:TaxTotalAmount) or not(//ram:SpecifiedCIIHTradeSettlementMonetarySummation/ram:TaxTotalAmount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7</text:p>
          </table:table-cell>
          <table:table-cell table:style-name="ce15" office:value-type="string">
            <text:p>(ram:AssociatedCIILDocumentLineDocument/ram:Line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8</text:p>
          </table:table-cell>
          <table:table-cell table:style-name="ce15" office:value-type="string">
            <text:p>(ram:SpecifiedCIILSupplyChainTradeDelivery/ram:BilledQuantity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9</text:p>
          </table:table-cell>
          <table:table-cell table:style-name="ce15" office:value-type="string">
            <text:p>(ram:SpecifiedCIILSupplyChainTradeDelivery/ram:BilledQuantity/@unitCod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0</text:p>
          </table:table-cell>
          <table:table-cell table:style-name="ce15" office:value-type="string">
            <text:p>number(ram:SpecifiedCIILSupplyChainTradeSettlement/ram:SpecifiedCIILTradeSettlementMonetarySummation/ram:LineTotal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1</text:p>
          </table:table-cell>
          <table:table-cell table:style-name="ce15" office:value-type="string">
            <text:p>(ram:SpecifiedCITradeProduct/ram:GlobalID) or (ram:SpecifiedCITradeProduct/ram:SellerAssignedID) or (ram:SpecifiedCITradeProduct/ram:Name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3</text:p>
          </table:table-cell>
          <table:table-cell table:style-name="ce15" office:value-type="string">
            <text:p>(ram:StartDateTime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4</text:p>
          </table:table-cell>
          <table:table-cell table:style-name="ce15" office:value-type="string">
            <text:p>(ram:EndDateTime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5</text:p>
          </table:table-cell>
          <table:table-cell table:style-name="ce15" office:value-type="string">
            <text:p>(ram:Reason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6</text:p>
          </table:table-cell>
          <table:table-cell table:style-name="ce15" office:value-type="string">
            <text:p>(ram:TypeCode = 'VAT') or not(/rsm:CrossIndustryInvoice/ram:CIIHSupplyChainTradeTransaction/ram:ApplicableCIIHSupplyChainTradeSettlement/ram:SubtotalCalculatedCITradeTax/ram:CalculatedAmount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7</text:p>
          </table:table-cell>
          <table:table-cell table:style-name="ce15" office:value-type="string">
            <text:p>boolean(self::node()[ram:TypeCode = 'VAT']/ram:Basis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8</text:p>
          </table:table-cell>
          <table:table-cell table:style-name="ce15" office:value-type="string">
            <text:p>boolean(self::node()[ram:TypeCode = 'VAT']/ram:Calculated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9</text:p>
          </table:table-cell>
          <table:table-cell table:style-name="ce15" office:value-type="string">
            <text:p>(ram:CategoryCod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30</text:p>
          </table:table-cell>
          <table:table-cell table:style-name="ce15" office:value-type="string">
            <text:p>(ram:CalculatedRate) or not(ram:CategoryCode = 'S'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31</text:p>
          </table:table-cell>
          <table:table-cell table:style-name="ce15" office:value-type="string">
            <text:p>(ram:StartDateTime and ram:EndDateTime) and (number(translate(ram:StartDateTime,'-','')) &lt;= number(translate(ram:EndDateTime,'-',''))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32</text:p>
          </table:table-cell>
          <table:table-cell table:style-name="ce15" office:value-type="string">
            <text:p>(ram:SpecifiedCITradeProduct/ram:GlobalID/@schemeID) or not(ram:SpecifiedCITradeProduct/ram:GlobalID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33</text:p>
          </table:table-cell>
          <table:table-cell table:style-name="ce15" office:value-type="string">
            <text:p>(ram:SpecifiedCITradeProduct/ram:DesignatedCIProductClassification/ram:SystemID) or not(ram:SpecifiedCITradeProduct/ram:DesignatedCIProductClassification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34</text:p>
          </table:table-cell>
          <table:table-cell table:style-name="ce15" office:value-type="string">
            <text:p>number(ram:SpecifiedCIILSupplyChainTradeAgreement/ram:NetPriceProductCITradePrice/ram:ChargeAmount) &gt;= 0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35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GrandTotalAmount) &gt;= 0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37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DuePayableAmount) &gt;= 0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39</text:p>
          </table:table-cell>
          <table:table-cell table:style-name="ce15" office:value-type="string">
            <text:p>((ram:TypeCode = '31') and (ram:PayeePartyCICreditorFinancialAccount/ram:IBANID)) or (ram:TypeCode != '31'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0</text:p>
          </table:table-cell>
          <table:table-cell table:style-name="ce15" office:value-type="string">
            <text:p>false(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1</text:p>
          </table:table-cell>
          <table:table-cell table:style-name="ce15" office:value-type="string">
            <text:p>(ram:TypeCod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2</text:p>
          </table:table-cell>
          <table:table-cell table:style-name="ce15" office:value-type="string">
            <text:p>false(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3</text:p>
          </table:table-cell>
          <table:table-cell table:style-name="ce15" office:value-type="string">
            <text:p>(ram:CategoryCITradeTax/ram:CategoryCode) and (/rsm:CrossIndustryInvoice/ram:CIIHSupplyChainTradeTransaction/ram:ApplicableCIIHSupplyChainTradeSettlement/ram:SubtotalCalculatedCITradeTax/ram:CategoryCode = 'VAT')</text:p>
          </table:table-cell>
          <table:table-cell table:style-name="ce9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4</text:p>
          </table:table-cell>
          <table:table-cell table:style-name="ce15" office:value-type="string">
            <text:p>(ram:CIIHSupplyChainTradeTransaction/ram:ApplicableCIIHSupplyChainTradeAgreement/ram:SellerCITradeParty/ram:SpecifiedCITaxRegistration/ram:ID) or not(ram:CIIHSupplyChainTradeTransaction/ram:ApplicableCIIHSupplyChainTradeSettlement/ram:SubtotalCalculatedCITradeTax/ram:TypeCode = 'VAT'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5</text:p>
          </table:table-cell>
          <table:table-cell table:style-name="ce15" office:value-type="string">
            <text:p>(ram:ExemptionReason) or not((ram:CategoryCode='E') or (ram:CategoryCode='AE'))</text:p>
          </table:table-cell>
          <table:table-cell table:style-name="ce11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6</text:p>
          </table:table-cell>
          <table:table-cell table:style-name="ce15" office:value-type="string">
            <text:p>(ram:SpecifiedCIILSupplyChainTradeSettlement/ram:ApplicableCITradeTax/ram:CategoryCode) or not(//ram:CIIHSupplyChainTradeTransaction/ram:ApplicableCIIHSupplyChainTradeSettlement/ram:SubtotalCalculatedCITradeTax/ram:TypeCode='VAT'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7</text:p>
          </table:table-cell>
          <table:table-cell table:style-name="ce15" office:value-type="string">
            <text:p>(ram:CIIHSupplyChainTradeTransaction/ram:ApplicableCIIHSupplyChainTradeAgreement/ram:BuyerCITradeParty/ram:SpecifiedCITaxRegistration/ram:ID) or not(ram:CIIHSupplyChainTradeTransaction/ram:ApplicableCIIHSupplyChainTradeSettlement/ram:SubtotalCalculatedCITradeTax/ram:CategoryCode = 'AE'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8</text:p>
          </table:table-cell>
          <table:table-cell table:style-name="ce15" office:value-type="string">
            <text:p>count(//ram:SubtotalCalculatedCITradeTax/ram:CategoryCode) = count(//ram:SubtotalCalculatedCITradeTax/ram:CategoryCode[. = 'AE']) or count(//ram:SubtotalCalculatedCITradeTax/ram:CategoryCode[. = 'AE']) = 0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9</text:p>
          </table:table-cell>
          <table:table-cell table:style-name="ce15" office:value-type="string">
            <text:p>(ram:CIIHSupplyChainTradeTransaction/ram:ApplicableCIIHSupplyChainTradeSettlement/ram:SubtotalCalculatedCITradeTax[ram:CategoryCode = 'AE']/ram:BasisAmount = ram:CIIHSupplyChainTradeTransaction/ram:ApplicableCIIHSupplyChainTradeSettlement/ram:SubtotalCalculatedCITradeTax[ram:CategoryCode = 'AE']/ram:Basis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50</text:p>
          </table:table-cell>
          <table:table-cell table:style-name="ce15" office:value-type="string">
            <text:p>(//ram:SpecifiedCIILSupplyChainTradeSettlement[ram:SpecifiedCITradeAllowanceCharge/ram:CategoryCITradeTax/ram:CategoryCode = 'AE']/ram:SpecifiedCIIHTradeSettlementMonetarySummation/ram:TaxTotalAmount = 0) or not(//ram:SpecifiedCIILSupplyChainTradeSettlement/ram:SpecifiedCITradeAllowanceCharge/ram:CategoryCITradeTax/ram:CategoryCode = 'AE'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51</text:p>
          </table:table-cell>
          <table:table-cell table:style-name="ce15" office:value-type="string">
            <text:p>number(ram:LineTotalAmount) = number(round(sum(//ram:IncludedCIILSupplyChainTradeLineItem/*/*/ram:LineTotalAmount) * 10 * 10) div 100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52</text:p>
          </table:table-cell>
          <table:table-cell table:style-name="ce15" office:value-type="string">
            <text:p>((ram:ChargeTotalAmount) and (ram:AllowanceTotalAmount) and (number(ram:TaxBasisTotalAmount) = (number(ram:LineTotalAmount) + number(ram:ChargeTotalAmount) - number(ram:AllowanceTotalAmount)))) or (not(ram:ChargeTotalAmount) and (ram:AllowanceTotalAmount) and (number(ram:TaxBasisTotalAmount) = number(ram:LineTotalAmount) - number(ram:AllowanceTotalAmount))) or ((ram:ChargeTotalAmount) and not(ram:AllowanceTotalAmount) and (number(ram:TaxBasisTotalAmount) = number(ram:LineTotalAmount) + number(ram:ChargeTotalAmount))) or (not(ram:ChargeTotalAmount) and not(ram:AllowanceTotalAmount) and (number(ram:TaxBasisTotalAmount) = number(ram:LineTotalAmount))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53</text:p>
          </table:table-cell>
          <table:table-cell table:style-name="ce15" office:value-type="string">
            <text:p>((ram:RoundingAmount) and (number(ram:GrandTotalAmount) = number(ram:TaxBasisTotalAmount) + number(round(sum(/rsm:CrossIndustryInvoice/ram:CIIHSupplyChainTradeTransaction/ram:ApplicableCIIHSupplyChainTradeSettlement/ram:SpecifiedCIIHTradeSettlementMonetarySummation/ram:TaxTotalAmount) * 10 * 10) div 100) + number(ram:RoundingAmount)) <text:s/>or (number(ram:GrandTotalAmount) = number(ram:TaxBasisTotalAmount) + number(round(sum(/rsm:CrossIndustryInvoice/ram:CIIHSupplyChainTradeTransaction/ram:ApplicableCIIHSupplyChainTradeSettlement/ram:SpecifiedCIIHTradeSettlementMonetarySummation/ram:TaxTotalAmount) * 10 * 10) div 100))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54</text:p>
          </table:table-cell>
          <table:table-cell table:style-name="ce15" office:value-type="string">
            <text:p>ram:AllowanceTotalAmount = (round(sum(/rsm:CrossIndustryInvoice/ram:CIIHSupplyChainTradeTransaction/ram:ApplicableCIIHSupplyChainTradeSettlement/ram:SpecifiedCITradeAllowanceCharge[ram:ChargeIndicator="false"]/ram:ActualAmount) * 10 * 10) div 100) or not(ram:AllowanceTotal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55</text:p>
          </table:table-cell>
          <table:table-cell table:style-name="ce15" office:value-type="string">
            <text:p>ram:ChargeTotalAmount = (round(sum(/rsm:CrossIndustryInvoice/ram:CIIHSupplyChainTradeTransaction/ram:ApplicableCIIHSupplyChainTradeSettlement/ram:SpecifiedCITradeAllowanceCharge[ram:ChargeIndicator="true"]/ram:ActualAmount) * 10 * 10) div 100) or not(ram:ChargeTotal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56</text:p>
          </table:table-cell>
          <table:table-cell table:style-name="ce15" office:value-type="string">
            <text:p>(ram:TotalPrepaidAmount) and number(ram:DuePayableAmount) = (ram:GrandTotalAmount - ram:TotalPrepaidAmount) or (ram:DuePayableAmount = ram:TotalPrepaidAmount) 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58</text:p>
          </table:table-cell>
          <table:table-cell table:style-name="ce15" office:value-type="string">
            <text:p>((//ram:TaxTotalAmount) and (round(sum(ram:SubtotalCalculatedCITradeTax/ram:BasisAmount) *10 * 10) div 100 = number(//ram:TaxBasisTotalAmount))) or <text:s/>not((ram:TaxTotalAmount)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15" office:value-type="string">
            <text:p><text:span text:style-name="T1">Payment </text:span><text:span text:style-name="T2">Means</text:span></text:p>
          </table:table-cell>
          <table:table-cell table:style-name="ce15" office:value-type="string">
            <text:p>//ram:SpecifiedCITradeSettlementPaymentMeans</text:p>
          </table:table-cell>
          <table:table-cell table:style-name="ce2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22" office:value-type="string">
            <text:p><text:span text:style-name="T1">VAT </text:span><text:span text:style-name="T2">category</text:span></text:p>
          </table:table-cell>
          <table:table-cell table:style-name="ce15" office:value-type="string">
            <text:p>//ram:SubtotalCalculatedCITradeTax</text:p>
          </table:table-cell>
          <table:table-cell table:style-name="ce2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office:value-type="string">
            <text:p>Invoice Line</text:p>
          </table:table-cell>
          <table:table-cell table:style-name="ce15" office:value-type="string">
            <text:p>//ram:IncludedCIILSupplyChainTradeLineItem</text:p>
          </table:table-cell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22" office:value-type="string">
            <text:p><text:span text:style-name="T1">Invoice </text:span><text:span text:style-name="T2">Period Information</text:span></text:p>
          </table:table-cell>
          <table:table-cell table:style-name="ce15" office:value-type="string">
            <text:p>//ram:BillingCISpecifiedPeriod</text:p>
          </table:table-cell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15" office:value-type="string">
            <text:p><text:span text:style-name="T1">Allowance </text:span><text:span text:style-name="T2">Charge</text:span></text:p>
          </table:table-cell>
          <table:table-cell table:style-name="ce15" office:value-type="string">
            <text:p>/rsm:CrossIndustryInvoice/ram:CIIHSupplyChainTradeTransaction/ram:ApplicableCIIHSupplyChainTradeSettlement/ram:SpecifiedCITradeAllowanceCharge</text:p>
          </table:table-cell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office:value-type="string">
            <text:p>Invoice</text:p>
          </table:table-cell>
          <table:table-cell table:style-name="ce15" office:value-type="string">
            <text:p>/rsm:CrossIndustryInvoice</text:p>
          </table:table-cell>
          <table:table-cell table:style-name="ce2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1" office:value-type="string">
            <text:p>T10</text:p>
          </table:table-cell>
          <table:table-cell table:style-name="ce7" office:value-type="string">
            <text:p>Total Invoice</text:p>
          </table:table-cell>
          <table:table-cell table:style-name="ce15" office:value-type="string">
            <text:p>//ram:SpecifiedCIIHTradeSettlementMonetarySummation</text:p>
          </table:table-cell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11" table:number-rows-repeated="65452">
          <table:table-cell table:style-name="ce21"/>
          <table:table-cell table:style-name="ce7" table:number-columns-repeated="2"/>
          <table:table-cell table:style-name="ce28"/>
          <table:table-cell table:style-name="ce21" table:number-columns-repeated="1017"/>
          <table:table-cell table:number-columns-repeated="3"/>
        </table:table-row>
        <table:table-row table:style-name="ro11" table:number-rows-repeated="11">
          <table:table-cell table:style-name="ce21"/>
          <table:table-cell table:number-columns-repeated="2"/>
          <table:table-cell table:style-name="ce28"/>
          <table:table-cell table:style-name="ce21" table:number-columns-repeated="1017"/>
          <table:table-cell table:number-columns-repeated="3"/>
        </table:table-row>
        <table:table-row table:style-name="ro11" table:number-rows-repeated="98305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rtifacts" table:style-name="ta1">
        <table:table-column table:style-name="co15" table:default-cell-style-name="Default"/>
        <table:table-column table:style-name="co21" table:default-cell-style-name="Default"/>
        <table:table-column table:style-name="co15" table:number-columns-repeated="1022" table:default-cell-style-name="Default"/>
        <table:table-row table:style-name="ro10">
          <table:table-cell table:style-name="ce49" office:value-type="string">
            <text:p>Profile</text:p>
          </table:table-cell>
          <table:table-cell table:style-name="ce49" office:value-type="string">
            <text:p>Transaction</text:p>
          </table:table-cell>
          <table:table-cell table:style-name="ce49" office:value-type="string">
            <text:p>Binding</text:p>
          </table:table-cell>
          <table:table-cell table:style-name="ce49" office:value-type="string">
            <text:p>Codelist</text:p>
          </table:table-cell>
          <table:table-cell table:style-name="ce10" office:value-type="string">
            <text:p>Instance Namespace</text:p>
          </table:table-cell>
          <table:table-cell table:style-name="ce10" table:number-columns-repeated="1019"/>
        </table:table-row>
        <table:table-row table:style-name="ro10">
          <table:table-cell table:style-name="ce10"/>
          <table:table-cell table:style-name="ce10" office:value-type="string">
            <text:p>T10</text:p>
          </table:table-cell>
          <table:table-cell table:style-name="ce10" office:value-type="string">
            <text:p>UBL</text:p>
          </table:table-cell>
          <table:table-cell table:style-name="ce50" office:value-type="string">
            <text:p>BIIRULESCodesT10-UBL.sch</text:p>
          </table:table-cell>
          <table:table-cell table:style-name="ce51" office:value-type="string">
            <text:p>urn:oasis:names:specification:ubl:schema:xsd:Invoice-2</text:p>
          </table:table-cell>
          <table:table-cell table:style-name="ce10" table:number-columns-repeated="1019"/>
        </table:table-row>
        <table:table-row table:style-name="ro10">
          <table:table-cell table:style-name="ce10"/>
          <table:table-cell table:style-name="ce10" office:value-type="string">
            <text:p>T10</text:p>
          </table:table-cell>
          <table:table-cell table:style-name="ce10" office:value-type="string">
            <text:p>CEFACT</text:p>
          </table:table-cell>
          <table:table-cell table:style-name="ce10" office:value-type="string">
            <text:p>BIIRULESCodesT10-CEFACT.sch</text:p>
          </table:table-cell>
          <table:table-cell table:style-name="ce51" office:value-type="string">
            <text:p>urn:un:unece:uncefact:data:standard:CrossIndustryInvoice:4</text:p>
          </table:table-cell>
          <table:table-cell table:style-name="ce15" office:value-type="string">
            <text:p>urn:un:unece:uncefact:data:Standard:ReusableAggregateBusinessInformationEntity:10</text:p>
          </table:table-cell>
          <table:table-cell table:style-name="ce15" office:value-type="string">
            <text:p>urn:un:unece:uncefact:data:standard:UnqualifiedDataType:10</text:p>
          </table:table-cell>
          <table:table-cell table:style-name="ce10" table:number-columns-repeated="1017"/>
        </table:table-row>
        <table:table-row table:style-name="ro10" table:number-rows-repeated="65533">
          <table:table-cell table:style-name="ce10" table:number-columns-repeated="1024"/>
        </table:table-row>
        <table:table-row table:style-name="ro10" table:number-rows-repeated="983039">
          <table:table-cell table:number-columns-repeated="1024"/>
        </table:table-row>
        <table:table-row table:style-name="ro10">
          <table:table-cell table:number-columns-repeated="1024"/>
        </table:table-row>
      </table:table>
      <table:database-ranges>
        <table:database-range table:target-range-address="abstract.A1:abstract.AMJ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" svg:font-family="Verdana" style:font-family-generic="swiss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6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size="11pt" style:font-name-asian="Verdana" style:font-size-asian="11pt" style:font-name-complex="Verdana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kzent1" style:display-name="20% - Akzent1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2" style:display-name="20% - Akzent2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2_0_25__20_-_20_Akzent3" style:display-name="20% - Akzent3" style:family="table-cell" style:parent-style-name="Default" style:data-style-name="N0">
      <style:table-cell-properties fo:background-color="#ffffcc" style:vertical-align="automatic"/>
      <style:text-properties style:font-name="Calibri" style:font-name-asian="Calibri" style:font-name-complex="Calibri"/>
    </style:style>
    <style:style style:name="_32_0_25__20_-_20_Akzent4" style:display-name="20% - Akzent4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5" style:display-name="20% - Akzent5" style:family="table-cell" style:parent-style-name="Default" style:data-style-name="N0">
      <style:table-cell-properties fo:background-color="#ccffff" style:vertical-align="automatic"/>
      <style:text-properties style:font-name="Calibri" style:font-name-asian="Calibri" style:font-name-complex="Calibri"/>
    </style:style>
    <style:style style:name="_32_0_25__20_-_20_Akzent6" style:display-name="2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4_0_25__20_-_20_Akzent1" style:display-name="40% - Akzent1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2" style:display-name="40% - Akzent2" style:family="table-cell" style:parent-style-name="Default" style:data-style-name="N0">
      <style:table-cell-properties fo:background-color="#ff8080" style:vertical-align="automatic"/>
      <style:text-properties style:font-name="Calibri" style:font-name-asian="Calibri" style:font-name-complex="Calibri"/>
    </style:style>
    <style:style style:name="_34_0_25__20_-_20_Akzent3" style:display-name="40% - Akzent3" style:family="table-cell" style:parent-style-name="Default" style:data-style-name="N0">
      <style:table-cell-properties fo:background-color="#ffff99" style:vertical-align="automatic"/>
      <style:text-properties style:font-name="Calibri" style:font-name-asian="Calibri" style:font-name-complex="Calibri"/>
    </style:style>
    <style:style style:name="_34_0_25__20_-_20_Akzent4" style:display-name="40% - Akzent4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5" style:display-name="40% - Akzent5" style:family="table-cell" style:parent-style-name="Default" style:data-style-name="N0">
      <style:table-cell-properties fo:background-color="#99ccff" style:vertical-align="automatic"/>
      <style:text-properties style:font-name="Calibri" style:font-name-asian="Calibri" style:font-name-complex="Calibri"/>
    </style:style>
    <style:style style:name="_34_0_25__20_-_20_Akzent6" style:display-name="4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6_0_25__20_-_20_Akzent1" style:display-name="60% - 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2" style:display-name="60% - Akzent2" style:family="table-cell" style:parent-style-name="Default" style:data-style-name="N0">
      <style:table-cell-properties fo:background-color="#ff8080" style:vertical-align="automatic"/>
      <style:text-properties fo:color="#ffffff" style:font-name="Calibri" style:font-name-asian="Calibri" style:font-name-complex="Calibri"/>
    </style:style>
    <style:style style:name="_36_0_25__20_-_20_Akzent3" style:display-name="60% - Akzent3" style:family="table-cell" style:parent-style-name="Default" style:data-style-name="N0">
      <style:table-cell-properties fo:background-color="#ffff99" style:vertical-align="automatic"/>
      <style:text-properties fo:color="#ffffff" style:font-name="Calibri" style:font-name-asian="Calibri" style:font-name-complex="Calibri"/>
    </style:style>
    <style:style style:name="_36_0_25__20_-_20_Akzent4" style:display-name="60% - Akzent4" style:family="table-cell" style:parent-style-name="Default" style:data-style-name="N0">
      <style:table-cell-properties fo:background-color="#c0c0c0" style:vertical-align="automatic"/>
      <style:text-properties fo:color="#ffffff" style:font-name="Calibri" style:font-name-asian="Calibri" style:font-name-complex="Calibri"/>
    </style:style>
    <style:style style:name="_36_0_25__20_-_20_Akzent5" style:display-name="60% - 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6" style:display-name="60% - Akzent6" style:family="table-cell" style:parent-style-name="Default" style:data-style-name="N0">
      <style:table-cell-properties fo:background-color="#ffcc99" style:vertical-align="automatic"/>
      <style:text-properties fo:color="#ffffff" style:font-name="Calibri" style:font-name-asian="Calibri" style:font-name-complex="Calibri"/>
    </style:style>
    <style:style style:name="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2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3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4" style:family="table-cell" style:parent-style-name="Default" style:data-style-name="N0">
      <style:table-cell-properties fo:background-color="#666699" style:vertical-align="automatic"/>
      <style:text-properties fo:color="#ffffff" style:font-name="Calibri" style:font-name-asian="Calibri" style:font-name-complex="Calibri"/>
    </style:style>
    <style:style style:name="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6" style:family="table-cell" style:parent-style-name="Default" style:data-style-name="N0">
      <style:table-cell-properties fo:background-color="#ff6600" style:vertical-align="automatic"/>
      <style:text-properties fo:color="#ffffff" style:font-name="Calibri" style:font-name-asian="Calibri" style:font-name-complex="Calibri"/>
    </style:style>
    <style:style style:name="Ausgabe" style:family="table-cell" style:parent-style-name="Default" style:data-style-name="N0">
      <style:table-cell-properties fo:background-color="#ffffff" fo:border="0.002cm solid #333333" style:vertical-align="automatic"/>
      <style:text-properties fo:color="#333333" style:font-name="Calibri" fo:font-weight="bold" style:font-name-asian="Calibri" style:font-weight-asian="bold" style:font-name-complex="Calibri" style:font-weight-complex="bold"/>
    </style:style>
    <style:style style:name="Berechnung" style:family="table-cell" style:parent-style-name="Default" style:data-style-name="N0">
      <style:table-cell-properties fo:background-color="#ffffff" fo:border="0.002cm solid #808080" style:vertical-align="automatic"/>
      <style:text-properties fo:color="#ff9900" style:font-name="Calibri" fo:font-weight="bold" style:font-name-asian="Calibri" style:font-weight-asian="bold" style:font-name-complex="Calibri" style:font-weight-complex="bold"/>
    </style:style>
    <style:style style:name="Eingabe" style:family="table-cell" style:parent-style-name="Default" style:data-style-name="N0">
      <style:table-cell-properties fo:background-color="#ffcc99" fo:border="0.002cm solid #808080" style:vertical-align="automatic"/>
      <style:text-properties fo:color="#333399" style:font-name="Calibri" style:font-name-asian="Calibri" style:font-name-complex="Calibri"/>
    </style:style>
    <style:style style:name="Ergebnis" style:family="table-cell" style:parent-style-name="Default" style:data-style-name="N0">
      <style:table-cell-properties fo:border-bottom="0.039cm double #33cccc" style:border-line-width-bottom="0.002cm 0.035cm 0.002cm" fo:background-color="transparent" fo:border-left="none" fo:border-right="none" fo:border-top="0.002cm solid #33cccc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Erklärender_20_Text" style:display-name="Erklärender Text" style:family="table-cell" style:parent-style-name="Default" style:data-style-name="N0">
      <style:table-cell-properties fo:background-color="transparent" style:vertical-align="automatic"/>
      <style:text-properties fo:color="#808080" style:font-name="Calibri" fo:font-style="italic" style:font-name-asian="Calibri" style:font-style-asian="italic" style:font-name-complex="Calibri" style:font-style-complex="italic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Gut" style:family="table-cell" style:parent-style-name="Default" style:data-style-name="N0">
      <style:table-cell-properties fo:background-color="#ccffcc" style:vertical-align="automatic"/>
      <style:text-properties fo:color="#006411" style:font-name="Calibri" style:font-name-asian="Calibri" style:font-name-complex="Calibri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8" style:display-name="Heading 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5" style:display-name="Heading1 5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eutral_20_3" style:display-name="Neutral 3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  <style:text-properties style:font-name="Verdana1" style:font-name-asian="Verdana1" style:font-name-complex="Verdana1"/>
    </style:style>
    <style:style style:name="Notiz" style:family="table-cell" style:parent-style-name="Default" style:data-style-name="N0">
      <style:table-cell-properties fo:background-color="#ffffcc" fo:border="0.002cm solid #c0c0c0" style:vertical-align="automatic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5" style:display-name="Result 5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2" style:display-name="Result2 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" style:display-name="Result2 3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4" style:display-name="Result2 4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5" style:display-name="Result2 5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Schlecht" style:family="table-cell" style:parent-style-name="Default" style:data-style-name="N0">
      <style:table-cell-properties fo:background-color="#ff99cc" style:vertical-align="automatic"/>
      <style:text-properties fo:color="#f20884" style:font-name="Calibri" style:font-name-asian="Calibri" style:font-name-complex="Calibri"/>
    </style:style>
    <style:style style:name="Überschrift" style:family="table-cell" style:parent-style-name="Default" style:data-style-name="N0">
      <style:table-cell-properties fo:background-color="transparent" style:vertical-align="automatic"/>
      <style:text-properties fo:color="#333399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Überschrift_20_1" style:display-name="Überschrift 1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0.002cm solid #c0c0c0" fo:background-color="transparent" fo:border-left="none" fo:border-right="none" fo:border-top="none" style:vertical-align="automatic"/>
      <style:text-properties fo:color="#333399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Überschrift_20_4" style:display-name="Überschrift 4" style:family="table-cell" style:parent-style-name="Default" style:data-style-name="N0">
      <style:table-cell-properties fo:background-color="transparent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 style:font-name="Calibri" style:font-name-asian="Calibri" style:font-name-complex="Calibri"/>
    </style:style>
    <style:style style:name="Warnender_20_Text" style:display-name="Warnender Text" style:family="table-cell" style:parent-style-name="Default" style:data-style-name="N0">
      <style:table-cell-properties fo:background-color="transparent" style:vertical-align="automatic"/>
      <style:text-properties fo:color="#dd0806" style:font-name="Calibri" style:font-name-asian="Calibri" style:font-name-complex="Calibri"/>
    </style:style>
    <style:style style:name="Zelle_20_überprüfen" style:display-name="Zelle überprüfe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5">05/08/2015</text:date>, <text:time>17:59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Oriol Bausà</meta:initial-creator>
    <dc:creator>Oriol Bausà</dc:creator>
    <meta:creation-date>2008-12-08T14:00:31Z</meta:creation-date>
    <dc:date>2015-08-05T17:59:51</dc:date>
    <meta:editing-cycles>291</meta:editing-cycles>
    <meta:editing-duration>P17DT15H22M23S</meta:editing-duration>
    <meta:document-statistic meta:table-count="4" meta:cell-count="840" meta:object-count="0"/>
  </office:meta>
</office:document-meta>
</file>